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1.09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1cm solid #d3d7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d3d7c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0.011cm solid #d3d7cf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c0c0c0" style:direction="ltr" fo:padding="0.071cm" fo:border-right="0.011cm solid #d3d7c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Dai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Days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124">
            <text:p>124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[.$E$5]-SUM([.$C$6:.C6])" office:value-type="float" office:value="119">
            <text:p>119</text:p>
          </table:table-cell>
          <table:table-cell table:style-name="ce10" table:formula="of:=IF([.D6]=&quot;&quot;;NA();[.$F$5]-SUM([.$D$6:.D6]))" office:value-type="float" office:value="119">
            <text:p>119</text:p>
          </table:table-cell>
          <table:table-cell table:style-name="ce15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52">
            <text:p>52</text:p>
          </table:table-cell>
          <table:table-cell table:style-name="ce10" table:formula="of:=[.$E$5]-SUM([.$C$6:.C7])" office:value-type="float" office:value="71">
            <text:p>71</text:p>
          </table:table-cell>
          <table:table-cell table:style-name="ce10" table:formula="of:=IF([.D7]=&quot;&quot;;NA();[.$F$5]-SUM([.$D$6:.D7]))" office:value-type="float" office:value="67">
            <text:p>67</text:p>
          </table:table-cell>
          <table:table-cell table:style-name="ce15" office:value-type="float" office:value="6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18">
            <text:p>18</text:p>
          </table:table-cell>
          <table:table-cell table:style-name="ce10"/>
          <table:table-cell table:style-name="ce10" table:formula="of:=[.$E$5]-SUM([.$C$6:.C8])" office:value-type="float" office:value="53">
            <text:p>53</text:p>
          </table:table-cell>
          <table:table-cell table:style-name="ce10" table:formula="of:=IF([.D8]=&quot;&quot;;NA();[.$F$5]-SUM([.$D$6:.D8]))" office:value-type="float" office:value="0">
            <text:p>#N/A</text:p>
          </table:table-cell>
          <table:table-cell table:style-name="ce15" table:formula="of:=IF([.D8]=&quot;&quot;;NA();[.D8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21">
            <text:p>21</text:p>
          </table:table-cell>
          <table:table-cell table:style-name="ce10"/>
          <table:table-cell table:style-name="ce10" table:formula="of:=[.$E$5]-SUM([.$C$6:.C9])" office:value-type="float" office:value="32">
            <text:p>32</text:p>
          </table:table-cell>
          <table:table-cell table:style-name="ce10" table:formula="of:=IF([.D9]=&quot;&quot;;NA();[.$F$5]-SUM([.$D$6:.D9]))" office:value-type="float" office:value="0">
            <text:p>#N/A</text:p>
          </table:table-cell>
          <table:table-cell table:style-name="ce15" table:formula="of:=IF([.D9]=&quot;&quot;;NA();[.D9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[.$E$5]-SUM([.$C$6:.C10])" office:value-type="float" office:value="24">
            <text:p>24</text:p>
          </table:table-cell>
          <table:table-cell table:style-name="ce10" table:formula="of:=IF([.D10]=&quot;&quot;;NA();[.$F$5]-SUM([.$D$6:.D10]))" office:value-type="float" office:value="0">
            <text:p>#N/A</text:p>
          </table:table-cell>
          <table:table-cell table:style-name="ce15" table:formula="of:=IF([.D10]=&quot;&quot;;NA();[.D10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0" table:formula="of:=[.$E$5]-SUM([.$C$6:.C11])" office:value-type="float" office:value="24">
            <text:p>24</text:p>
          </table:table-cell>
          <table:table-cell table:style-name="ce10" table:formula="of:=IF([.D11]=&quot;&quot;;NA();[.$F$5]-SUM([.$D$6:.D11]))" office:value-type="float" office:value="0">
            <text:p>#N/A</text:p>
          </table:table-cell>
          <table:table-cell table:style-name="ce15" table:formula="of:=IF([.D11]=&quot;&quot;;NA();[.D11])" office:value-type="float" office:value="0">
            <text:p>#N/A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'Burndown Chart'.I24" table:end-x="1.105cm" table:end-y="0.341cm" draw:z-index="0" draw:name="Chart 1" draw:style-name="gr1" svg:width="13.245cm" svg:height="5.315cm" svg:x="0.899cm" svg:y="0.403cm">
              <draw:object draw:notify-on-update-of-ranges="'Burndown Chart'.B5:'Burndown Chart'.B11 'Burndown Chart'.G3:'Burndown Chart'.G3 'Burndown Chart'.G5:'Burndown Chart'.G11 'Burndown Chart'.E4:'Burndown Chart'.E4 'Burndown Chart'.E5:'Burndown Chart'.E11 'Burndown Chart'.F4:'Burndown Chart'.F4 'Burndown Chart'.F5:'Burndown Chart'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Rs. </number:text>
      <number:number number:decimal-places="0" number:min-integer-digits="1" number:grouping="true"/>
      <number:text> </number:text>
    </number:number-style>
    <number:number-style style:name="N109">
      <number:text>(Rs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s. </number:text>
      <number:number number:decimal-places="2" number:min-integer-digits="1" number:grouping="true"/>
      <number:text> </number:text>
    </number:number-style>
    <number:number-style style:name="N112">
      <number:text>(Rs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s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s. </number:text>
      <number:number number:decimal-places="0" number:min-integer-digits="1" number:grouping="true"/>
      <number:text> </number:text>
    </number:number-style>
    <number:number-style style:name="N121P1" style:volatile="true">
      <number:text> Rs. (</number:text>
      <number:number number:decimal-places="0" number:min-integer-digits="1" number:grouping="true"/>
      <number:text>)</number:text>
    </number:number-style>
    <number:number-style style:name="N121P2" style:volatile="true">
      <number:text> Rs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s. </number:text>
      <number:number number:decimal-places="2" number:min-integer-digits="1" number:grouping="true"/>
      <number:text> </number:text>
    </number:number-style>
    <number:number-style style:name="N129P1" style:volatile="true">
      <number:text> Rs. (</number:text>
      <number:number number:decimal-places="2" number:min-integer-digits="1" number:grouping="true"/>
      <number:text>)</number:text>
    </number:number-style>
    <number:number-style style:name="N129P2" style:volatile="true">
      <number:text> Rs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kr</number:text>
    </number:number-style>
    <number:number-style style:name="N135">
      <number:text>-</number:text>
      <number:number number: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kr</number:text>
    </number:number-style>
    <number:number-style style:name="N138">
      <number:text>-</number:text>
      <number:number number: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kr </number:text>
    </number:number-style>
    <number:number-style style:name="N143P1" style:volatile="true">
      <number:text>-</number:text>
      <number:number number:decimal-places="0" number:min-integer-digits="1" number:grouping="true"/>
      <number:text> kr </number:text>
    </number:number-style>
    <number:number-style style:name="N143P2" style:volatile="true">
      <number:text> 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 </number:text>
    </number:number-style>
    <number:number-style style:name="N147P1" style:volatile="true">
      <number:text>-</number:text>
      <number:number number:decimal-places="0" number:min-integer-digits="1" number:grouping="true"/>
      <number:text>     </number:text>
    </number:number-style>
    <number:number-style style:name="N147P2" style:volatile="true">
      <number:text> -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kr </number:text>
    </number:number-style>
    <number:number-style style:name="N151P1" style:volatile="true">
      <number:text>-</number:text>
      <number:number number:decimal-places="2" number:min-integer-digits="1" number:grouping="true"/>
      <number:text> kr </number:text>
    </number:number-style>
    <number:number-style style:name="N151P2" style:volatile="true">
      <number:text> -</number:text>
      <number:number number:decimal-places="0" number:min-integer-digits="0"/>
      <number:text> kr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 </number:text>
    </number:number-style>
    <number:number-style style:name="N155P1" style:volatile="true">
      <number:text>-</number:text>
      <number:number number:decimal-places="2" number:min-integer-digits="1" number:grouping="true"/>
      <number:text>     </number:text>
    </number:number-style>
    <number:number-style style:name="N155P2" style:volatile="true">
      <number:text> -</number:text>
      <number:number number:decimal-places="0" number:min-integer-digits="0"/>
      <number:text>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2012-04-19</text:date>, <text:time>13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Tommy Ivarsson</dc:creator>
    <dc:date>2012-04-19T13:01:30</dc:date>
    <meta:editing-duration>PT1H46M9S</meta:editing-duration>
    <meta:editing-cycles>4</meta:editing-cycles>
    <meta:generator>LibreOffice/3.3$Linux LibreOffice_project/330m19$Build-401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316cm" xlink:href=".." xlink:type="simple" chart:class="chart:bar" chart:style-name="ch1">
        <chart:subtitle svg:x="5.878cm" svg:y="0.347cm" chart:style-name="ch2">
          <text:p>sub-title</text:p>
        </chart:subtitle>
        <chart:legend chart:legend-position="end" svg:x="6.964cm" svg:y="0.249cm" chart:style-name="ch3"/>
        <chart:plot-area chart:style-name="ch4" table:cell-range-address="'Burndown Chart'.B5:'Burndown Chart'.B11 'Burndown Chart'.G3:'Burndown Chart'.G3 'Burndown Chart'.F5:'Burndown Chart'.G11 'Burndown Chart'.E4:'Burndown Chart'.E11 'Burndown Chart'.F4:'Burndown Chart'.F4" chart:data-source-has-labels="both" svg:x="0.671cm" svg:y="0.503cm" svg:width="12.067cm" svg:height="4.526cm">
          <chartooo:coordinate-region svg:x="1.398cm" svg:y="0.677cm" svg:width="11.34cm" svg:height="3.758cm"/>
          <chart:axis chart:dimension="x" chart:name="primary-x" chart:style-name="ch5">
            <chart:categories table:cell-range-address="'Burndown Chart'.B5:'Burndown Chart'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11" chart:label-cell-address="'Burndown Chart'.G3:'Burndown Chart'.G3" chart:class="chart:bar">
            <chart:data-point chart:repeated="7"/>
          </chart:series>
          <chart:series chart:style-name="ch9" chart:values-cell-range-address="'Burndown Chart'.E5:'Burndown Chart'.E11" chart:label-cell-address="'Burndown Chart'.E4:'Burndown Chart'.E4" chart:class="chart:line">
            <chart:data-point chart:repeated="7"/>
          </chart:series>
          <chart:series chart:style-name="ch10" chart:values-cell-range-address="'Burndown Chart'.F5:'Burndown Chart'.F11" chart:label-cell-address="'Burndown Chart'.F4:'Burndown Chart'.F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11</svg:desc>
                </draw:g>
              </table:table-cell>
              <table:table-cell office:value-type="float" office:value="NaN">
                <text:p>NaN</text:p>
                <draw:g>
                  <svg:desc>'Burndown Chart'.G5:'Burndown Chart'.G11</svg:desc>
                </draw:g>
              </table:table-cell>
              <table:table-cell office:value-type="float" office:value="124">
                <text:p>124</text:p>
                <draw:g>
                  <svg:desc>'Burndown Chart'.E5:'Burndown Chart'.E11</svg:desc>
                </draw:g>
              </table:table-cell>
              <table:table-cell office:value-type="float" office:value="124">
                <text:p>124</text:p>
                <draw:g>
                  <svg:desc>'Burndown Chart'.F5:'Burndown Chart'.F1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